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Versions/Version1" manifest:media-type=""/>
  <manifest:file-entry manifest:full-path="Versions/Version2" manifest:media-type=""/>
  <manifest:file-entry manifest:full-path="settings.xml" manifest:media-type="text/xml"/>
  <manifest:file-entry manifest:full-path="content.xml" manifest:media-type="text/xml"/>
  <manifest:file-entry manifest:full-path="Thumbnails/thumbnail.png" manifest:media-type="image/png"/>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06c2" officeooo:paragraph-rsid="000e06c2"/>
    </style:style>
    <style:style style:name="P2" style:family="paragraph" style:parent-style-name="Text_20_body">
      <style:text-properties officeooo:rsid="000fb737" officeooo:paragraph-rsid="000fb737"/>
    </style:style>
    <style:style style:name="P3" style:family="paragraph" style:parent-style-name="Title">
      <style:text-properties officeooo:rsid="000e06c2" officeooo:paragraph-rsid="000e06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Best Bestselling Bestseller</text:p>
      <text:p text:style-name="P1"/>
      <text:p text:style-name="P1">This is a document. But it will soon be a book. It will be read by thousands, and they will acknowledge how awesome it is, and empty their bank account in order to destroy all the rainforests to make copies of it, and buy it.</text:p>
      <text:p text:style-name="P1">I ramble on and on and on. You are given the permission to ignore me now.</text:p>
      <text:p text:style-name="P1"/>
      <text:p text:style-name="P2">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ymeonidis</meta:initial-creator>
    <meta:creation-date>2013-12-04T21:09:40.428154497</meta:creation-date>
    <dc:date>2013-12-04T22:22:02.399032046</dc:date>
    <dc:creator>Simon Symeonidis</dc:creator>
    <meta:editing-duration>PT1H7M54S</meta:editing-duration>
    <meta:editing-cycles>4</meta:editing-cycles>
    <meta:generator>LibreOffice/4.1.3.2$Linux_X86_64 LibreOffice_project/410m0$Build-2</meta:generator>
    <meta:document-statistic meta:table-count="0" meta:image-count="0" meta:object-count="0" meta:page-count="1" meta:paragraph-count="4" meta:word-count="165" meta:character-count="869" meta:non-whitespace-character-count="707"/>
  </office:meta>
</office:document-meta>
</file>

<file path=VersionList.xml><?xml version="1.0" encoding="utf-8"?>
<VL:version-list xmlns:dc="http://purl.org/dc/elements/1.1/" xmlns:VL="http://openoffice.org/2001/versions-list">
  <VL:version-entry VL:title="Version1" VL:comment="We add a description to this version and press 'OK'." VL:creator="Simon Symeonidis" dc:date-time="2013-12-04T22:08:37"/>
  <VL:version-entry VL:title="Version2" VL:comment="This is with the lorem ipsum!" VL:creator="Simon Symeonidis" dc:date-time="2013-12-04T22:22:02"/>
</VL:version-list>
</file>